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nsolas" svg:font-family="Consola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044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896cm"/>
    </style:style>
    <style:style style:name="co5" style:family="table-column">
      <style:table-column-properties fo:break-before="auto" style:column-width="1.847cm"/>
    </style:style>
    <style:style style:name="co6" style:family="table-column">
      <style:table-column-properties fo:break-before="auto" style:column-width="1.72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validLoginData">
      <style:table-properties table:display="true" style:writing-mode="lr-tb"/>
    </style:style>
    <style:style style:name="ta2" style:family="table" style:master-page-name="PageStyle_5f_pim">
      <style:table-properties table:display="true" style:writing-mode="lr-tb"/>
    </style:style>
    <style:style style:name="ta3" style:family="table" style:master-page-name="PageStyle_5f_emplVerification">
      <style:table-properties table:display="true" style:writing-mode="lr-tb"/>
    </style:style>
    <style:style style:name="ta4" style:family="table" style:master-page-name="PageStyle_5f_inValidLoginData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ext-properties fo:color="#79abff" style:text-outline="false" style:text-line-through-styl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alidLoginDat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table:number-columns-repeated="1022"/>
        </table:table-row>
        <table:table-row table:style-name="ro1">
          <table:table-cell office:value-type="string">
            <text:p>hmahesh</text:p>
          </table:table-cell>
          <table:table-cell office:value-type="string">
            <text:p>Sanju@3124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m" table:style-name="ta2" table:print="false">
        <table:table-column table:style-name="co3" table:number-columns-repeated="3" table:default-cell-style-name="Excel_20_Built-in_20_Normal"/>
        <table:table-column table:style-name="co4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office:value-type="string">
            <text:p>fname</text:p>
          </table:table-cell>
          <table:table-cell office:value-type="string">
            <text:p>mname</text:p>
          </table:table-cell>
          <table:table-cell table:style-name="ce2" office:value-type="string">
            <text:p>lname</text:p>
          </table:table-cell>
          <table:table-cell table:style-name="ce2" office:value-type="string">
            <text:p>empId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hmahesh</text:p>
          </table:table-cell>
          <table:table-cell table:style-name="ce1" office:value-type="string">
            <text:p>Sanju@3124</text:p>
          </table:table-cell>
          <table:table-cell office:value-type="string">
            <text:p>MANGESH</text:p>
          </table:table-cell>
          <table:table-cell office:value-type="string">
            <text:p>SADANAND</text:p>
          </table:table-cell>
          <table:table-cell office:value-type="string">
            <text:p>YADAV</text:p>
          </table:table-cell>
          <table:table-cell office:value-type="string">
            <text:p>000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hmahesh</text:p>
          </table:table-cell>
          <table:table-cell table:style-name="ce1" office:value-type="string">
            <text:p>Sanju@3124</text:p>
          </table:table-cell>
          <table:table-cell office:value-type="string">
            <text:p>SATISH</text:p>
          </table:table-cell>
          <table:table-cell office:value-type="string">
            <text:p>LALA</text:p>
          </table:table-cell>
          <table:table-cell office:value-type="string">
            <text:p>JADHAV</text:p>
          </table:table-cell>
          <table:table-cell table:style-name="ce3" office:value-type="string">
            <text:p>000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hmahesh</text:p>
          </table:table-cell>
          <table:table-cell table:style-name="ce1" office:value-type="string">
            <text:p>Sanju@3124</text:p>
          </table:table-cell>
          <table:table-cell office:value-type="string">
            <text:p>KALPESH</text:p>
          </table:table-cell>
          <table:table-cell office:value-type="string">
            <text:p>MAMA</text:p>
          </table:table-cell>
          <table:table-cell office:value-type="string">
            <text:p>KALE</text:p>
          </table:table-cell>
          <table:table-cell office:value-type="string">
            <text:p>0003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plVerification" table:style-name="ta3" table:print="false">
        <office:forms form:automatic-focus="false" form:apply-design-mode="false"/>
        <table:table-column table:style-name="co3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4" office:value-type="string">
            <text:p>emp_id</text:p>
          </table:table-cell>
          <table:table-cell table:style-name="ce4" office:value-type="string">
            <text:p>emp_name</text:p>
          </table:table-cell>
          <table:table-cell table:number-columns-repeated="2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0001</text:p>
          </table:table-cell>
          <table:table-cell table:style-name="ce4" office:value-type="string">
            <text:p>Hitendra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alidLoginData" table:style-name="ta4" table:print="false">
        <table:table-column table:style-name="co6" table:number-columns-repeated="1024" table:default-cell-style-name="Excel_20_Built-in_20_Normal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table:number-columns-repeated="1022"/>
        </table:table-row>
        <table:table-row table:style-name="ro1">
          <table:table-cell office:value-type="string">
            <text:p>admin1</text:p>
          </table:table-cell>
          <table:table-cell office:value-type="string">
            <text:p>admin1234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nsolas" svg:font-family="Consola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6">26/02/2026</text:date>, <text:time>22:2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lidLoginData" style:display-name="PageStyle_validLogin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m" style:display-name="PageStyle_p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Verification" style:display-name="PageStyle_emplVerif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alidLoginData" style:display-name="PageStyle_inValidLogin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6" meta:object-count="0"/>
    <meta:generator>OpenOffice/4.1.16$Win32 OpenOffice.org_project/4116m3$Build-9816</meta:generator>
  </office:meta>
</office:document-meta>
</file>